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office:automatic-styles>
  <office:body>
    <office:text>
      <text:p text:style-name="Title">Large-scale Machine-Learning analysis of scientific PDF for following the production and the openness of research data and software in France</text:p>
      <text:p text:style-name="Subtitle">…</text:p>
      <text:p text:style-name="Author">Aricia Bassinet<text:span text:style-name="T1">2</text:span>, Laetitia Bracco<text:span text:style-name="T1">2</text:span>, Anne L'Hôte<text:span text:style-name="T1">1</text:span>, Eric Jeangirard<text:span text:style-name="T1">1</text:span>, Patrice Lopez<text:span text:style-name="T1">3</text:span>, and Laurent Romary<text:span text:style-name="T1">4</text:span></text:p>
      <text:p text:style-name="Date">December 2022</text:p>
      <text:p text:style-name="Abstract">There is today no standard way for referencing research datasets and research software in scientific communication. Emerging editorial workflows and supporting infrastructures dedicated to dataset and software are still poorly adopted by current publishing practices and are highly fragmented.</text:p>
      <text:p text:style-name="Abstract">To better follow the production of research datasets and software, we present a text mining method applied to scientific publications at scale and implemented at the French national level. Our approach relies on state-of-the-art Machine Learning and document engineering techniques to ensure satisfactory accuracy across multiple research areas and document types, combining full-text harvesting, mention extraction, context characterization and corpus-level analysis.</text:p>
      <text:p text:style-name="Abstract">The annotations produced by our system are used by the French Open Science Monitor (BSO) <text:a xlink:type="simple" xlink:href="https://frenchopensciencemonitor.esr.gouv.fr" office:name=""><text:span text:style-name="Definition">platform</text:span></text:a> to follow the production and the openness of research data and software, in the context of the second National Plan for Open Science.</text:p>
      <text:p text:style-name="Abstract">The source code and the data of the French Open Science Monitor, as well as all the associated tools and datasets, are available under open licences.</text:p>
      <text:p text:style-name="Text_20_body"><text:span text:style-name="T1">1</text:span> French Ministry of Higher Education, Research, Paris, France<text:line-break/><text:span text:style-name="T1">2</text:span> University of Lorraine, France<text:line-break/><text:span text:style-name="T1">3</text:span> science-miner, France<text:line-break/><text:span text:style-name="T1">4</text:span> Inria, France</text:p>
      <text:p text:style-name="Text_20_body"><text:span text:style-name="T2">Keywords</text:span>: research software, research data, open access, open science, scientometrics</text:p>
      <text:h text:style-name="Heading_20_1" text:outline-level="1"><text:bookmark-start text:name="introduction"/>1. Introduction<text:bookmark-end text:name="introduction"/></text:h>
      <text:h text:style-name="Heading_20_2" text:outline-level="2"><text:bookmark-start text:name="motivations"/>Motivations<text:bookmark-end text:name="motivations"/></text:h>
      <text:p text:style-name="First_20_paragraph">Datasets and software are today a core element of the research activities, whose increasing role is broadly acknowledged []. With the objective of better supporting the reuse and the reproducibility of research results, many initiatives to improve the visibility of research dataset and software took place in the last decade, in particular focusing on improving dataset and software cataloging [] and standards for citation [].</text:p>
      <text:p text:style-name="Text_20_body">However, the usage, creation, and sharing information for the large majority of research data and software are only available in narative forms inside the content of scientific publications… Among the main reasons, we can mention the lack of incentive for researchers to invest time on work not credited and not considered for career and promotion, the fragmentation of policies, standards, infrastructures and workflows, and the absence of investment by most of the scientific publishers to implement standard for referencing of dataset and software.</text:p>
      <text:p text:style-name="Text_20_body">To address these pitfalls, and as a way to enforce higer standards of openness and visibility for all research results, national Open Science policies are currently rapidly developing… To measure the effect of these policies and adapt them to maximize their adoption, monitoring tool and dashboards are crucial…</text:p>
      <text:h text:style-name="Heading_20_2" text:outline-level="2"><text:bookmark-start text:name="the-french-open-science-monitor"/>The French Open Science Monitor<text:bookmark-end text:name="the-french-open-science-monitor"/></text:h>
      <text:p text:style-name="First_20_paragraph">The French Open Science Monitor, also called BSO for ‘Baromètre de la Science Ouverte’, is a tool for monitoring and steering the public policy linked to the first French National Plan for Open Science (MESRI 2018). A first version of the tool was launched in 2019 providing measurements of the rate of Open Access publications produced by all public French research entities. A follow-up second Plan for Open Science (MESRI 2021) has started to further promote and develop the French open science policy, including a focus on research data and research software. The French Open Science Monitor is updated every year (Bracco et al. 2022), however measurements related to research datasets and software were not covered yet.</text:p>
      <text:p text:style-name="Text_20_body">The extension of the French Open Science Monitor to research datasets and software was funded following a call for projects within the framework of the French Recovery Plan. The University of Lorraine has been asked by the Ministry of Higher Education and Research (MESR) to lead this project alongside the MESR’s Department of Decision Support Tools and Inria.</text:p>
      <text:h text:style-name="Heading_20_2" text:outline-level="2"><text:bookmark-start text:name="quality-criteria-for-open-science-indicators"/>Quality criteria for Open Science indicators<text:bookmark-end text:name="quality-criteria-for-open-science-indicators"/></text:h>
      <text:p text:style-name="First_20_paragraph">What are the quality criteria for useful and reliable indicators on the production of research datasets and research software ?</text:p>
      <text:list text:style-name="L1">
        <text:list-item>
          <text:p text:style-name="P1">coverage</text:p>
        </text:list-item>
        <text:list-item>
          <text:p text:style-name="P1">accuracy</text:p>
        </text:list-item>
        <text:list-item>
          <text:p text:style-name="P1">freshness</text:p>
        </text:list-item>
        <text:list-item>
          <text:p text:style-name="P1">adaptibility to different geographical and organizational levels</text:p>
        </text:list-item>
      </text:list>
      <text:p text:style-name="First_20_paragraph">Why the current Open Science monitors related to data and software fail regarding these criteria? e.g. OpenAire</text:p>
      <text:p text:style-name="Text_20_body">Why we think an automatic data-centric approach to capture the actual scientific activity and production could lead to higher quality indicators than the manually referencing approach?</text:p>
      <text:h text:style-name="Heading_20_2" text:outline-level="2"><text:bookmark-start text:name="challenges"/>Challenges<text:bookmark-end text:name="challenges"/></text:h>
      <text:p text:style-name="First_20_paragraph">In view of the slow adoption of more comprehensive formal and manual reference workflows, mining dataset and software mentions in scientific publications appeared early as a possible solution to increase at scale the visibility of these new key research products.</text:p>
      <text:p text:style-name="Text_20_body">Description of prior works… dictionary/term search, regular expressions, domain-specific rules, restriction to XML full texts availability. Lack of annotated data and reliable evaluations.</text:p>
      <text:p text:style-name="Text_20_body">Characterizing the data and software usage and sharing: Often too much “publication centric” (e.g. is the publication uses/shares some data and code? versus what are the data/code product and how these data and software are they shared and reused?)</text:p>
      <text:p text:style-name="Text_20_body">Lack of quality metadata and considerable fragmentation of source code repositories.</text:p>
      <text:p text:style-name="Text_20_body">Which indicators should be selected to provide meaningful information on data and software production and openness: how the reliability and coverage of automatic extraction can influence these indicators? Which minimal information should be extracted to ensure clear and trustworthy indicators for visitors of the BSO platform?</text:p>
      <text:h text:style-name="Heading_20_1" text:outline-level="1"><text:bookmark-start text:name="method"/>2. Method<text:bookmark-end text:name="method"/></text:h>
      <text:h text:style-name="Heading_20_2" text:outline-level="2"><text:bookmark-start text:name="machine-learning-for-mention-detection-and-characterization"/>2.1 Machine Learning for mention detection and characterization<text:bookmark-end text:name="machine-learning-for-mention-detection-and-characterization"/></text:h>
      <text:h text:style-name="Heading_20_2" text:outline-level="2"><text:bookmark-start text:name="research-software-and-code"/>2.2 Research software and code<text:bookmark-end text:name="research-software-and-code"/></text:h>
      <text:p text:style-name="First_20_paragraph">(Du et al. 2021)</text:p>
      <text:h text:style-name="Heading_20_2" text:outline-level="2"><text:bookmark-start text:name="research-datasets"/>2.3 Research datasets<text:bookmark-end text:name="research-datasets"/></text:h>
      <text:h text:style-name="Heading_20_2" text:outline-level="2"><text:bookmark-start text:name="matching-and-aggregation"/>2.4 Matching and aggregation<text:bookmark-end text:name="matching-and-aggregation"/></text:h>
      <text:h text:style-name="Heading_20_1" text:outline-level="1"><text:bookmark-start text:name="implementation"/>3. Implementation<text:bookmark-end text:name="implementation"/></text:h>
      <text:p text:style-name="First_20_paragraph">Architecture diagram</text:p>
      <text:p text:style-name="Text_20_body">Workflow description</text:p>
      <text:p text:style-name="Text_20_body">Infrastructure and runtime indications</text:p>
      <text:h text:style-name="Heading_20_1" text:outline-level="1"><text:bookmark-start text:name="results"/>4. Results<text:bookmark-end text:name="results"/></text:h>
      <text:h text:style-name="Heading_20_2" text:outline-level="2"><text:bookmark-start text:name="full-text-harvesting-and-affiliation-extraction"/>4.1 Full text harvesting and affiliation extraction<text:bookmark-end text:name="full-text-harvesting-and-affiliation-extraction"/></text:h>
      <text:h text:style-name="Heading_20_2" text:outline-level="2"><text:bookmark-start text:name="dataset-and-software-mention-extraction"/>4.2 Dataset and software mention extraction<text:bookmark-end text:name="dataset-and-software-mention-extraction"/></text:h>
      <text:h text:style-name="Heading_20_2" text:outline-level="2"><text:bookmark-start text:name="research-product-deduplication"/>4.3 Research product deduplication<text:bookmark-end text:name="research-product-deduplication"/></text:h>
      <text:h text:style-name="Heading_20_2" text:outline-level="2"><text:bookmark-start text:name="french-open-science-monitor-indicators-and-dashboards"/>4.4 French Open Science Monitor indicators and dashboards<text:bookmark-end text:name="french-open-science-monitor-indicators-and-dashboards"/></text:h>
      <text:p text:style-name="First_20_paragraph">…</text:p>
      <text:p text:style-name="Text_20_body">One of the ojectives of the French Open Science Monitor is to provide all research institutions with a local version of the indicators. Similarly as for measuring the openness of research publications on the existing platform, the new indicators can be bounded to datasets and software produced by the researchers only affiliated to a particular organization. The ability to measure the research activity at different scale, from a given organization to the national level has led to the creation of a BSO user group (https://groupes.renater.fr/sympa/info/bso-etablissements).</text:p>
      <text:h text:style-name="Heading_20_2" text:outline-level="2"><text:bookmark-start text:name="limitations-and-future-work"/>5 Limitations and future work<text:bookmark-end text:name="limitations-and-future-work"/></text:h>
      <text:h text:style-name="Heading_20_3" text:outline-level="3"><text:bookmark-start text:name="limitations"/>5.1 Limitations<text:bookmark-end text:name="limitations"/></text:h>
      <text:h text:style-name="Heading_20_3" text:outline-level="3"><text:bookmark-start text:name="future-work"/>5.2 Future work<text:bookmark-end text:name="future-work"/></text:h>
      <text:h text:style-name="Heading_20_4" text:outline-level="4"><text:bookmark-start text:name="domain-coverage"/>5.2.1 Domain coverage<text:bookmark-end text:name="domain-coverage"/></text:h>
      <text:h text:style-name="Heading_20_4" text:outline-level="4"><text:bookmark-start text:name="large-scale-research-entity-disambiguation"/>5.2.2 Large-scale research entity disambiguation<text:bookmark-end text:name="large-scale-research-entity-disambiguation"/></text:h>
      <text:h text:style-name="Heading_20_4" text:outline-level="4"><text:bookmark-start text:name="local-open-science-monitor"/>5.2.3 Local Open Science Monitor<text:bookmark-end text:name="local-open-science-monitor"/></text:h>
      <text:h text:style-name="Heading_20_1" text:outline-level="1"><text:bookmark-start text:name="data-and-software-availability"/>Data and software availability<text:bookmark-end text:name="data-and-software-availability"/></text:h>
      <text:p text:style-name="First_20_paragraph">The data resulting from this work are publicly available on the French Ministry of Higher Education, Research and Innovation open data portal:</text:p>
      <text:p text:style-name="Text_20_body">The source code used for the French Open Science Monitor is available on GitHub, and shared with open source licences.</text:p>
      <text:h text:style-name="Heading_20_1" text:outline-level="1"><text:bookmark-start text:name="acknowledgements"/>Acknowledgements<text:bookmark-end text:name="acknowledgements"/></text:h>
      <text:p text:style-name="First_20_paragraph">Thank you to the readers.</text:p>
      <text:h text:style-name="Heading_20_1" text:outline-level="1"><text:bookmark-start text:name="references"/>References<text:bookmark-end text:name="references"/></text:h>
      <text:p text:style-name="First_20_paragraph">Bracco, Laetitia, L’Hôte, Anne, Jeangirard, Eric, and Torny, Didier. 2022. “Extending the Open Monitoring of Open Science: A New Framework for the French Open Science Monitor (BSO).” <text:a xlink:type="simple" xlink:href="https://hal.archives-ouvertes.fr/hal-03651518" office:name=""><text:span text:style-name="Definition">https://hal.archives-ouvertes.fr/hal-03651518</text:span></text:a>.</text:p>
      <text:p text:style-name="Text_20_body">Du, Caifan, Johanna Cohoon, Patrice Lopez, and James Howison. 2021. “Softcite Dataset: A Dataset of Software Mentions in Biomedical and Economic Research Publications.” <text:span text:style-name="T3">Journal of the Association for Information Science and Technology</text:span> 72 (7): 870–84. <text:a xlink:type="simple" xlink:href="https://doi.org/10.1002/asi.24454" office:name=""><text:span text:style-name="Definition">https://doi.org/10.1002/asi.24454</text:span></text:a>.</text:p>
      <text:p text:style-name="Text_20_body">MESRI. 2018. “National Plan for Open Science.” <text:a xlink:type="simple" xlink:href="https://cache.media.enseignementsup-recherche.gouv.fr/file/Recherche/50/1/SO_A4_2018_EN_01_leger_982501.pdf" office:name=""><text:span text:style-name="Definition">https://cache.media.enseignementsup-recherche.gouv.fr/file/Recherche/50/1/SO_A4_2018_EN_01_leger_982501.pdf</text:span></text:a>.</text:p>
      <text:p text:style-name="Text_20_body">———. 2021. “2nd National Plan for Open Science.” <text:a xlink:type="simple" xlink:href="https://cache.media.enseignementsup-recherche.gouv.fr/file/science_ouverte/20/9/MEN_brochure_PNSO_web_1415209.pdf" office:name=""><text:span text:style-name="Definition">https://cache.media.enseignementsup-recherche.gouv.fr/file/science_ouverte/20/9/MEN_brochure_PNSO_web_1415209.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Large-scale Machine-Learning analysis of scientific PDF for following the production and the openness of research data and software in France</dc:title>
    <dc:description/>
    <dc:subject/>
    <meta:keyword>research software, research data, open access, open science, scientometrics</meta:keyword>
    <meta:initial-creator>Aricia Bassinet2, Laetitia Bracco2, Anne L'Hôte1, Eric Jeangirard1, Patrice Lopez3, and Laurent Romary4</meta:initial-creator>
    <dc:creator>Aricia Bassinet2, Laetitia Bracco2, Anne L'Hôte1, Eric Jeangirard1, Patrice Lopez3, and Laurent Romary4</dc:creator>
    <meta:creation-date>2022-11-16T07:55:13Z</meta:creation-date>
    <dc:date>2022-11-16T07:55:13Z</dc:date>
    <meta:user-defined meta:name="abstract" meta:value-type="string">There is today no standard way for referencing research datasets and research software in scientific communication. Emerging editorial workflows and supporting infrastructures dedicated to dataset and software are still poorly adopted by current publishing practices and are highly fragmented.To better follow the production of research datasets and software, we present a text mining method applied to scientific publications at scale and implemented at the French national level. Our approach relies on state-of-the-art Machine Learning and document engineering techniques to ensure satisfactory accuracy across multiple research areas and document types, combining full-text harvesting, mention extraction, context characterization and corpus-level analysis.The annotations produced by our system are used by the French Open Science Monitor (BSO) platform to follow the production and the openness of research data and software, in the context of the second National Plan for Open Science.The source code and the data of the French Open Science Monitor, as well as all the associated tools and datasets, are available under open licences.</meta:user-defined>
    <meta:user-defined meta:name="bibliography" meta:value-type="string">bso3.bib</meta:user-defined>
    <meta:user-defined meta:name="cito_cites" meta:value-type="string"/>
    <meta:user-defined meta:name="date" meta:value-type="string">December 2022</meta:user-defined>
    <meta:user-defined meta:name="geometry" meta:value-type="string">left=3cm, right=3cm, top=3cm, bottom=3cm</meta:user-defined>
    <meta:user-defined meta:name="subtitle" meta:value-type="string">…</meta:user-defined>
  </office:meta>
</office:document-meta>
</file>